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00d55b" officeooo:paragraph-rsid="0000d55b" style:font-size-asian="20pt" style:font-style-asian="normal" style:font-weight-asian="bold" style:font-size-complex="2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Task</text:p>
      <text:p text:style-name="Standard"/>
      <text:p text:style-name="Standard"/>
      <text:p text:style-name="Standard">┌─[pradeeshkumar@Blackarch ~/playEnvo]</text:p>
      <text:p text:style-name="Standard">└─$ mkdir old</text:p>
      <text:p text:style-name="Standard">┌─[pradeeshkumar@Blackarch ~/playEnvo]</text:p>
      <text:p text:style-name="Standard">└─$ cd old/</text:p>
      <text:p text:style-name="Standard">┌─[pradeeshkumar@Blackarch ~/playEnvo/old]</text:p>
      <text:p text:style-name="Standard">└─$ ls</text:p>
      <text:p text:style-name="Standard">┌─[pradeeshkumar@Blackarch ~/playEnvo/old]</text:p>
      <text:p text:style-name="Standard">└─$ date</text:p>
      <text:p text:style-name="Standard">Monday 13 April 2026 10:46:13 AM IST</text:p>
      <text:p text:style-name="Standard">┌─[pradeeshkumar@Blackarch ~/playEnvo/old]</text:p>
      <text:p text:style-name="Standard">└─$ pwd </text:p>
      <text:p text:style-name="Standard">/home/pradeeshkumar/playEnvo/old</text:p>
      <text:p text:style-name="Standard">┌─[pradeeshkumar@Blackarch ~/playEnvo/old]</text:p>
      <text:p text:style-name="Standard">└─$ cd /etc/</text:p>
      <text:p text:style-name="Standard">┌─[pradeeshkumar@Blackarch /etc]</text:p>
      <text:p text:style-name="Standard">└─$ ls -la</text:p>
      <text:p text:style-name="Standard">total 1924</text:p>
      <text:p text:style-name="Standard">drwxr-xr-x 158 root <text:s text:c="2"/>root <text:s text:c="3"/>12288 Apr 13 10:10 .</text:p>
      <text:p text:style-name="Standard">drwxr-xr-x <text:s/>19 root <text:s text:c="2"/>root <text:s text:c="4"/>4096 Apr <text:s/>1 15:07 ..</text:p>
      <text:p text:style-name="Standard">-rw-r--r-- <text:s text:c="2"/>1 root <text:s text:c="2"/>root <text:s text:c="6"/>44 Nov 26 16:14 adjtime</text:p>
      <text:p text:style-name="Standard">drwxr-xr-x <text:s text:c="2"/>3 root <text:s text:c="2"/>root <text:s text:c="4"/>4096 May <text:s/>2 <text:s/>2023 alsa</text:p>
      <text:p text:style-name="Standard">drwxr-xr-x <text:s text:c="2"/>2 root <text:s text:c="2"/>root <text:s text:c="4"/>4096 Mar 31 22:50 alternatives</text:p>
      <text:p text:style-name="Standard">-rw-r--r-- <text:s text:c="2"/>1 root <text:s text:c="2"/>root <text:s text:c="5"/>541 Sep 22 <text:s/>2025 anacrontab</text:p>
      <text:p text:style-name="Standard">drwxr-xr-x <text:s text:c="2"/>5 root <text:s text:c="2"/>root <text:s text:c="4"/>4096 Jan 19 18:46 apparmor.d</text:p>
      <text:p text:style-name="Standard">drwxr-xr-x <text:s text:c="2"/>7 root <text:s text:c="2"/>root <text:s text:c="4"/>4096 Apr 13 09:18 apt</text:p>
      <text:p text:style-name="Standard">-rw-r--r-- <text:s text:c="2"/>1 root <text:s text:c="2"/>root <text:s text:c="7"/>1 Oct 12 21:51 arch-release</text:p>
      <text:p text:style-name="Standard">drwxr-xr-x <text:s text:c="2"/>2 root <text:s text:c="2"/>root <text:s text:c="4"/>4096 Apr <text:s/>9 23:09 arp-scan</text:p>
      <text:p text:style-name="Standard">-rw-r--r-- <text:s text:c="2"/>1 root <text:s text:c="2"/>root <text:s text:c="7"/>0 Apr <text:s/>9 15:06 arptables.conf</text:p>
      <text:p text:style-name="Standard">-rw-r----- <text:s text:c="2"/>1 root <text:s text:c="2"/>daemon <text:s text:c="3"/>144 Sep 22 <text:s/>2025 at.deny</text:p>
      <text:p text:style-name="Standard">-rw-r--r-- <text:s text:c="2"/>1 root <text:s text:c="2"/>root <text:s text:c="5"/>186 Jul <text:s/>1 <text:s/>2024 atmsigd.conf</text:p>
      <text:p text:style-name="Standard">drwxr-xr-x <text:s text:c="2"/>2 root <text:s text:c="2"/>root <text:s text:c="4"/>4096 Nov 30 18:07 audisp</text:p>
      <text:p text:style-name="Standard">drwxr-xr-x <text:s text:c="2"/>4 root <text:s text:c="2"/>root <text:s text:c="4"/>4096 Mar 28 17:26 audit</text:p>
      <text:p text:style-name="Standard">drwxr-xr-x <text:s text:c="2"/>3 root <text:s text:c="2"/>root <text:s text:c="4"/>4096 Apr <text:s/>3 19:34 avahi</text:p>
      <text:p text:style-name="Standard">-rw-r--r-- <text:s text:c="2"/>1 root <text:s text:c="2"/>root <text:s text:c="6"/>28 Dec 11 03:32 bash.bash_logout</text:p>
      <text:p text:style-name="Standard">-rw-r--r-- <text:s text:c="2"/>1 root <text:s text:c="2"/>root <text:s text:c="5"/>733 Dec 11 03:32 bash.bashrc</text:p>
      <text:p text:style-name="Standard">drwxr-xr-x <text:s text:c="2"/>2 root <text:s text:c="2"/>root <text:s text:c="4"/>4096 Mar 28 17:26 bash_completion.d</text:p>
      <text:p text:style-name="Standard">-rw-r--r-- <text:s text:c="2"/>1 root <text:s text:c="2"/>root <text:s text:c="5"/>535 Aug 26 <text:s/>2025 bindresvport.blacklist</text:p>
      <text:p text:style-name="Standard">drwxr-xr-x <text:s text:c="2"/>2 root <text:s text:c="2"/>root <text:s text:c="4"/>4096 Apr 10 <text:s/>2023 binfmt.d</text:p>
      <text:p text:style-name="Standard">dr-xr-xr-x <text:s text:c="2"/>2 root <text:s text:c="2"/>root <text:s text:c="4"/>4096 Mar <text:s/>1 23:57 bluetooth</text:p>
      <text:p text:style-name="Standard">-rw-r----- <text:s text:c="2"/>1 root <text:s text:c="2"/>brlapi <text:s text:c="4"/>33 May <text:s/>2 <text:s/>2023 brlapi.key</text:p>
      <text:p text:style-name="Standard">-rw-r--r-- <text:s text:c="2"/>1 root <text:s text:c="2"/>root <text:s text:c="3"/>31406 Mar 25 23:05 brltty.conf</text:p>
      <text:p text:style-name="Standard">drwxr-xr-x <text:s text:c="2"/>4 root <text:s text:c="2"/>root <text:s text:c="4"/>4096 Nov 30 17:50 ca-certificates</text:p>
      <text:p text:style-name="Standard">drwxr-xr-x <text:s text:c="2"/>2 root <text:s text:c="2"/>root <text:s text:c="4"/>4096 Mar 10 17:46 cifs-utils</text:p>
      <text:p text:style-name="Standard">drwxr-xr-x <text:s text:c="2"/>3 root <text:s text:c="2"/>root <text:s text:c="4"/>4096 Feb 19 19:34 cni</text:p>
      <text:p text:style-name="Standard">drwxr-xr-x <text:s text:c="2"/>2 colord colord <text:s text:c="2"/>4096 Nov 30 18:14 colord</text:p>
      <text:p text:style-name="Standard">drwxr-xr-x <text:s text:c="2"/>2 root <text:s text:c="2"/>root <text:s text:c="4"/>4096 Mar 28 17:59 conf.d</text:p>
      <text:p text:style-name="Standard">drwxr-xr-x <text:s text:c="2"/>2 root <text:s text:c="2"/>root <text:s text:c="4"/>4096 Mar 27 17:23 couchdb</text:p>
      <text:p text:style-name="Standard">drwx------ <text:s text:c="2"/>2 root <text:s text:c="2"/>root <text:s text:c="4"/>4096 May <text:s/>2 <text:s/>2023 credstore</text:p>
      <text:p text:style-name="Standard">drwx------ <text:s text:c="2"/>2 root <text:s text:c="2"/>root <text:s text:c="4"/>4096 May <text:s/>2 <text:s/>2023 credstore.encrypted</text:p>
      <text:p text:style-name="Standard"><text:soft-page-break/>drwxr-xr-x <text:s text:c="2"/>2 root <text:s text:c="2"/>root <text:s text:c="4"/>4096 Mar 28 17:13 cron.d</text:p>
      <text:p text:style-name="Standard">drwxr-xr-x <text:s text:c="2"/>2 root <text:s text:c="2"/>root <text:s text:c="4"/>4096 Apr 25 <text:s/>2022 cron.daily</text:p>
      <text:p text:style-name="Standard">-rw-r--r-- <text:s text:c="2"/>1 root <text:s text:c="2"/>root <text:s text:c="6"/>74 Sep 22 <text:s/>2025 cron.deny</text:p>
      <text:p text:style-name="Standard">drwxr-xr-x <text:s text:c="2"/>2 root <text:s text:c="2"/>root <text:s text:c="4"/>4096 Mar 28 17:26 cron.hourly</text:p>
      <text:p text:style-name="Standard">drwxr-xr-x <text:s text:c="2"/>2 root <text:s text:c="2"/>root <text:s text:c="4"/>4096 Apr 25 <text:s/>2022 cron.monthly</text:p>
      <text:p text:style-name="Standard">-rw-r--r-- <text:s text:c="2"/>1 root <text:s text:c="2"/>root <text:s text:c="5"/>119 Sep 22 <text:s/>2025 crontab</text:p>
      <text:p text:style-name="Standard">drwxr-xr-x <text:s text:c="2"/>2 root <text:s text:c="2"/>root <text:s text:c="4"/>4096 Apr 25 <text:s/>2022 cron.weekly</text:p>
      <text:p text:style-name="Standard">drwx------ <text:s text:c="2"/>2 root <text:s text:c="2"/>root <text:s text:c="4"/>4096 Nov 10 14:41 cryptsetup-keys.d</text:p>
      <text:p text:style-name="Standard">-rw------- <text:s text:c="2"/>1 root <text:s text:c="2"/>root <text:s text:c="5"/>576 Nov 26 16:13 crypttab</text:p>
      <text:p text:style-name="Standard">drwxr-xr-x <text:s text:c="2"/>2 root <text:s text:c="2"/>root <text:s text:c="4"/>4096 Mar 31 22:50 daxctl.conf.d</text:p>
      <text:p text:style-name="Standard">drwxr-xr-x <text:s text:c="2"/>3 root <text:s text:c="2"/>root <text:s text:c="4"/>4096 May <text:s/>2 <text:s/>2023 dconf</text:p>
      <text:p text:style-name="Standard">drwxr-xr-x <text:s text:c="2"/>2 root <text:s text:c="2"/>root <text:s text:c="4"/>4096 Mar <text:s/>5 19:09 debuginfod</text:p>
      <text:p text:style-name="Standard">drwxr-xr-x <text:s text:c="2"/>2 root <text:s text:c="2"/>root <text:s text:c="4"/>4096 Mar 28 19:08 default</text:p>
      <text:p text:style-name="Standard">drwxr-xr-x <text:s text:c="2"/>2 root <text:s text:c="2"/>root <text:s text:c="4"/>4096 Nov <text:s/>1 <text:s/>2022 depmod.d</text:p>
      <text:p text:style-name="Standard">-rw-r--r-- <text:s text:c="2"/>1 root <text:s text:c="2"/>root <text:s text:c="4"/>1393 Mar 18 03:18 dhcpcd.conf</text:p>
      <text:p text:style-name="Standard">drwxr-xr-x <text:s text:c="2"/>3 root <text:s text:c="2"/>root <text:s text:c="4"/>4096 Apr <text:s/>1 18:52 dkms</text:p>
      <text:p text:style-name="Standard">-rw-r--r-- <text:s text:c="2"/>1 root <text:s text:c="2"/>root <text:s text:c="3"/>27869 Jan 14 19:43 dnsmasq.conf</text:p>
      <text:p text:style-name="Standard">drwxr-xr-x <text:s text:c="2"/>3 root <text:s text:c="2"/>root <text:s text:c="4"/>4096 Dec 24 22:37 dpkg</text:p>
      <text:p text:style-name="Standard">drwxr-xr-x <text:s text:c="2"/>2 root <text:s text:c="2"/>root <text:s text:c="4"/>4096 Mar 27 17:23 drbl</text:p>
      <text:p text:style-name="Standard">drwxr-xr-x <text:s text:c="2"/>2 root <text:s text:c="2"/>root <text:s text:c="4"/>4096 Apr <text:s/>8 22:56 dunst</text:p>
      <text:p text:style-name="Standard">-rw-r--r-- <text:s text:c="2"/>1 root <text:s text:c="2"/>root <text:s text:c="5"/>685 Mar <text:s/>7 21:35 e2scrub.conf</text:p>
      <text:p text:style-name="Standard">-rw-r--r-- <text:s text:c="2"/>1 root <text:s text:c="2"/>root <text:s text:c="7"/>0 Apr <text:s/>9 15:06 ebtables.conf</text:p>
      <text:p text:style-name="Standard">-rw-r--r-- <text:s text:c="2"/>1 root <text:s text:c="2"/>root <text:s text:c="6"/>97 Jan 26 20:10 environment</text:p>
      <text:p text:style-name="Standard">-rw-r--r-- <text:s text:c="2"/>1 root <text:s text:c="2"/>root <text:s text:c="4"/>1362 Apr <text:s/>9 15:06 ethertypes</text:p>
      <text:p text:style-name="Standard">-rw-r--r-- <text:s text:c="2"/>1 root <text:s text:c="2"/>root <text:s text:c="5"/>429 Apr <text:s/>5 14:21 exports</text:p>
      <text:p text:style-name="Standard">drwxr-xr-x <text:s text:c="2"/>2 root <text:s text:c="2"/>root <text:s text:c="4"/>4096 Apr 20 <text:s/>2023 exports.d</text:p>
      <text:p text:style-name="Standard">drwxr-xr-x <text:s text:c="2"/>5 root <text:s text:c="2"/>root <text:s text:c="4"/>4096 Apr <text:s/>2 10:38 fish</text:p>
      <text:p text:style-name="Standard">drwxr-xr-x <text:s text:c="2"/>3 root <text:s text:c="2"/>root <text:s text:c="4"/>4096 Nov 30 17:51 fonts</text:p>
      <text:p text:style-name="Standard">-rw-r--r-- <text:s text:c="2"/>1 root <text:s text:c="2"/>root <text:s text:c="5"/>448 Mar 28 09:49 fstab</text:p>
      <text:p text:style-name="Standard">-rw-r--r-- <text:s text:c="2"/>1 root <text:s text:c="2"/>root <text:s text:c="5"/>725 Mar 20 17:26 fuse.conf</text:p>
      <text:p text:style-name="Standard">drwxr-xr-x <text:s text:c="2"/>4 root <text:s text:c="2"/>root <text:s text:c="4"/>4096 Apr 10 10:43 fwupd</text:p>
      <text:p text:style-name="Standard">-rw-r--r-- <text:s text:c="2"/>1 root <text:s text:c="2"/>root <text:s text:c="4"/>2584 Feb <text:s/>9 17:01 gai.conf</text:p>
      <text:p text:style-name="Standard">drwxr-xr-x <text:s text:c="2"/>2 root <text:s text:c="2"/>root <text:s text:c="4"/>4096 Mar 30 10:22 gdb</text:p>
      <text:p text:style-name="Standard">drwxr-xr-x <text:s text:c="2"/>3 root <text:s text:c="2"/>root <text:s text:c="4"/>4096 Mar 28 09:15 geoclue</text:p>
      <text:p text:style-name="Standard">drwxr-xr-x <text:s text:c="2"/>2 root <text:s text:c="2"/>root <text:s text:c="4"/>4096 Feb 17 20:19 gnutls</text:p>
      <text:p text:style-name="Standard">-rw-r--r-- <text:s text:c="2"/>1 root <text:s text:c="2"/>root <text:s text:c="4"/>3986 Feb <text:s/>9 18:57 gprofng.rc</text:p>
      <text:p text:style-name="Standard">-rw-r--r-- <text:s text:c="2"/>1 root <text:s text:c="2"/>root <text:s text:c="4"/>1709 Apr 11 11:57 group</text:p>
      <text:p text:style-name="Standard">-rw-r--r-- <text:s text:c="2"/>1 root <text:s text:c="2"/>root <text:s text:c="4"/>1695 Apr <text:s/>9 10:06 group-</text:p>
      <text:p text:style-name="Standard">-rw-r--r-- <text:s text:c="2"/>1 root <text:s text:c="2"/>root <text:s text:c="4"/>1664 Mar 27 17:35 .#group4b50eab43335941b</text:p>
      <text:p text:style-name="Standard">-rw-r--r-- <text:s text:c="2"/>1 root <text:s text:c="2"/>root <text:s text:c="4"/>1652 Mar 13 13:14 .#group4fc9a7dee826f3d0</text:p>
      <text:p text:style-name="Standard">drwxr-xr-x <text:s text:c="2"/>2 root <text:s text:c="2"/>root <text:s text:c="4"/>4096 Apr 10 10:43 grub.d</text:p>
      <text:p text:style-name="Standard">-rw------- <text:s text:c="2"/>1 root <text:s text:c="2"/>root <text:s text:c="4"/>1521 Apr 11 11:57 gshadow</text:p>
      <text:p text:style-name="Standard">-rw------- <text:s text:c="2"/>1 root <text:s text:c="2"/>root <text:s text:c="4"/>1507 Apr <text:s/>9 10:06 gshadow-</text:p>
      <text:p text:style-name="Standard">-rw------- <text:s text:c="2"/>1 root <text:s text:c="2"/>root <text:s text:c="4"/>1478 Mar 27 17:35 .#gshadow5428d2c73fb90aca</text:p>
      <text:p text:style-name="Standard">drwxr-xr-x <text:s text:c="2"/>3 root <text:s text:c="2"/>root <text:s text:c="4"/>4096 May <text:s/>2 <text:s/>2023 gss</text:p>
      <text:p text:style-name="Standard">drwxr-xr-x <text:s text:c="2"/>2 root <text:s text:c="2"/>root <text:s text:c="4"/>4096 Apr <text:s/>8 18:30 gssproxy</text:p>
      <text:p text:style-name="Standard">drwxr-xr-x <text:s text:c="2"/>2 root <text:s text:c="2"/>root <text:s text:c="4"/>4096 Nov 30 17:57 gtk-2.0</text:p>
      <text:p text:style-name="Standard">drwxr-xr-x <text:s text:c="2"/>2 root <text:s text:c="2"/>root <text:s text:c="4"/>4096 Mar 27 17:23 gtk-3.0</text:p>
      <text:p text:style-name="Standard">drwxr-xr-x <text:s text:c="2"/>2 root <text:s text:c="2"/>root <text:s text:c="4"/>4096 May <text:s/>2 <text:s/>2023 guymager</text:p>
      <text:p text:style-name="Standard">-rw-r--r-- <text:s text:c="2"/>1 root <text:s text:c="2"/>root <text:s text:c="5"/>450 May 14 <text:s/>2025 healthd.conf</text:p>
      <text:p text:style-name="Standard">-rw-r--r-- <text:s text:c="2"/>1 root <text:s text:c="2"/>root <text:s text:c="6"/>73 Oct 12 21:51 host.conf</text:p>
      <text:p text:style-name="Standard">-rw-r--r-- <text:s text:c="2"/>1 root <text:s text:c="2"/>root <text:s text:c="6"/>10 Dec <text:s/>8 08:49 hostname</text:p>
      <text:p text:style-name="Standard"><text:soft-page-break/>-rw-r--r-- <text:s text:c="2"/>1 root <text:s text:c="2"/>root <text:s text:c="5"/>368 Apr 13 09:41 hosts</text:p>
      <text:p text:style-name="Standard">-rw-r--r-- <text:s text:c="2"/>1 root <text:s text:c="2"/>root <text:s text:c="5"/>102 Jul <text:s/>1 <text:s/>2024 hosts.atm</text:p>
      <text:p text:style-name="Standard">-rw-r--r-- <text:s text:c="2"/>1 root <text:s text:c="2"/>root <text:s text:c="5"/>119 Oct 12 21:51 hosts.pacnew</text:p>
      <text:p text:style-name="Standard">drwxr-xr-x <text:s text:c="2"/>3 root <text:s text:c="2"/>root <text:s text:c="4"/>4096 Mar 23 23:05 httpd</text:p>
      <text:p text:style-name="Standard">drwxr-xr-x <text:s text:c="2"/>2 root <text:s text:c="2"/>root <text:s text:c="4"/>4096 Feb 18 00:25 i3</text:p>
      <text:p text:style-name="Standard">-rw-r--r-- <text:s text:c="2"/>1 root <text:s text:c="2"/>root <text:s text:c="5"/>490 Nov 25 <text:s/>2023 i3blocks.conf</text:p>
      <text:p text:style-name="Standard">-rw-r--r-- <text:s text:c="2"/>1 root <text:s text:c="2"/>root <text:s text:c="4"/>1001 Aug 19 <text:s/>2024 i3status.conf</text:p>
      <text:p text:style-name="Standard">-rw-r--r-- <text:s text:c="2"/>1 root <text:s text:c="2"/>root <text:s text:c="4"/>5799 Apr <text:s/>5 14:21 idmapd.conf</text:p>
      <text:p text:style-name="Standard">drwxr-xr-x <text:s text:c="2"/>2 root <text:s text:c="2"/>root <text:s text:c="4"/>4096 Apr 13 09:18 ImageMagick-7</text:p>
      <text:p text:style-name="Standard">drwxr-xr-x <text:s text:c="2"/>2 root <text:s text:c="2"/>root <text:s text:c="4"/>4096 Nov 30 17:57 inetsim</text:p>
      <text:p text:style-name="Standard">drwxr-xr-x <text:s text:c="2"/>2 root <text:s text:c="2"/>root <text:s text:c="4"/>4096 Mar <text:s/>3 18:47 infiniband-diags</text:p>
      <text:p text:style-name="Standard">drwxr-xr-x <text:s text:c="2"/>5 root <text:s text:c="2"/>root <text:s text:c="4"/>4096 May <text:s/>2 <text:s/>2023 initcpio</text:p>
      <text:p text:style-name="Standard">-rw-r--r-- <text:s text:c="2"/>1 root <text:s text:c="2"/>root <text:s text:c="5"/>714 Dec 11 03:31 inputrc</text:p>
      <text:p text:style-name="Standard">drwxr-xr-x <text:s text:c="2"/>2 root <text:s text:c="2"/>root <text:s text:c="4"/>4096 Apr 13 09:18 iptables</text:p>
      <text:p text:style-name="Standard">-rw-r--r-- <text:s text:c="2"/>1 root <text:s text:c="2"/>root <text:s text:c="6"/>38 May <text:s/>2 <text:s/>2023 issue</text:p>
      <text:p text:style-name="Standard">-rw-r--r-- <text:s text:c="2"/>1 root <text:s text:c="2"/>root <text:s text:c="6"/>25 Oct 12 21:51 issue.pacnew</text:p>
      <text:p text:style-name="Standard">-rw-r--r-- <text:s text:c="2"/>1 root <text:s text:c="2"/>root <text:s text:c="6"/>28 Feb 25 12:52 iwpmd.conf</text:p>
      <text:p text:style-name="Standard">drwxr-xr-x <text:s text:c="2"/>2 root <text:s text:c="2"/>root <text:s text:c="4"/>4096 Feb 17 20:19 jack</text:p>
      <text:p text:style-name="Standard">drwxr-xr-x <text:s text:c="2"/>4 root <text:s text:c="2"/>root <text:s text:c="4"/>4096 Feb <text:s/>3 14:14 java11-openjdk</text:p>
      <text:p text:style-name="Standard">drwxr-xr-x <text:s text:c="2"/>5 root <text:s text:c="2"/>root <text:s text:c="4"/>4096 Feb 13 11:47 java21-openjdk</text:p>
      <text:p text:style-name="Standard">drwxr-xr-x <text:s text:c="2"/>4 root <text:s text:c="2"/>root <text:s text:c="4"/>4096 Mar 18 11:59 java-openjdk</text:p>
      <text:p text:style-name="Standard">drwxr-xr-x <text:s text:c="2"/>2 root <text:s text:c="2"/>root <text:s text:c="4"/>4096 Mar 23 23:05 john</text:p>
      <text:p text:style-name="Standard">drwxr-xr-x <text:s text:c="2"/>3 root <text:s text:c="2"/>root <text:s text:c="4"/>4096 May <text:s/>2 <text:s/>2023 kernel</text:p>
      <text:p text:style-name="Standard">drwxr-xr-x <text:s text:c="2"/>2 root <text:s text:c="2"/>root <text:s text:c="4"/>4096 Apr 27 <text:s/>2023 keyutils</text:p>
      <text:p text:style-name="Standard">drwxr-xr-x <text:s text:c="2"/>2 root <text:s text:c="2"/>root <text:s text:c="4"/>4096 Apr 13 09:18 kismet</text:p>
      <text:p text:style-name="Standard">-rw-r--r-- <text:s text:c="2"/>1 root <text:s text:c="2"/>root <text:s text:c="5"/>369 Jun 26 <text:s/>2025 krb5.conf</text:p>
      <text:p text:style-name="Standard">-rw-r--r-- <text:s text:c="2"/>1 root <text:s text:c="2"/>root <text:s text:c="2"/>182727 Apr 13 10:10 ld.so.cache</text:p>
      <text:p text:style-name="Standard">-rw-r--r-- <text:s text:c="2"/>1 root <text:s text:c="2"/>root <text:s text:c="5"/>154 Oct 12 21:51 ld.so.conf</text:p>
      <text:p text:style-name="Standard">drwxr-xr-x <text:s text:c="2"/>2 root <text:s text:c="2"/>root <text:s text:c="4"/>4096 Nov 30 17:52 ld.so.conf.d</text:p>
      <text:p text:style-name="Standard">-rw-r----- <text:s text:c="2"/>1 root <text:s text:c="2"/>root <text:s text:c="5"/>191 Mar 25 21:16 libaudit.conf</text:p>
      <text:p text:style-name="Standard">drwxr-xr-x <text:s text:c="2"/>3 root <text:s text:c="2"/>root <text:s text:c="4"/>4096 Nov 30 17:57 libblockdev</text:p>
      <text:p text:style-name="Standard">drwxr-xr-x <text:s text:c="2"/>2 root <text:s text:c="2"/>root <text:s text:c="4"/>4096 Mar <text:s/>3 18:47 libibverbs.d</text:p>
      <text:p text:style-name="Standard">drwxr-xr-x <text:s text:c="2"/>2 root <text:s text:c="2"/>root <text:s text:c="4"/>4096 Mar 26 <text:s/>2023 libinput</text:p>
      <text:p text:style-name="Standard">drwxr-xr-x <text:s text:c="2"/>2 root <text:s text:c="2"/>root <text:s text:c="4"/>4096 Dec <text:s/>8 08:22 libnl</text:p>
      <text:p text:style-name="Standard">drwxr-xr-x <text:s text:c="2"/>2 root <text:s text:c="2"/>root <text:s text:c="4"/>4096 Apr <text:s/>6 14:11 libreoffice</text:p>
      <text:p text:style-name="Standard">drwxr-xr-x <text:s text:c="2"/>2 root <text:s text:c="2"/>root <text:s text:c="4"/>4096 Jan 19 18:44 libsmbios</text:p>
      <text:p text:style-name="Standard">-rw-r--r-- <text:s text:c="2"/>1 root <text:s text:c="2"/>root <text:s text:c="6"/>24 Mar 11 02:02 libva.conf</text:p>
      <text:p text:style-name="Standard">drwxr-xr-x <text:s text:c="2"/>2 root <text:s text:c="2"/>root <text:s text:c="4"/>4096 Apr 10 10:43 lightdm</text:p>
      <text:p text:style-name="Standard">drwxr-xr-x <text:s text:c="2"/>3 root <text:s text:c="2"/>root <text:s text:c="4"/>4096 Jan 19 18:00 lirc</text:p>
      <text:p text:style-name="Standard">-rw-r--r-- <text:s text:c="2"/>1 root <text:s text:c="2"/>root <text:s text:c="6"/>17 Feb 18 01:09 locale.conf</text:p>
      <text:p text:style-name="Standard">-rw-r--r-- <text:s text:c="2"/>1 root <text:s text:c="2"/>root <text:s text:c="3"/>10009 Feb 18 01:07 locale.gen</text:p>
      <text:p text:style-name="Standard">-rw-r--r-- <text:s text:c="2"/>1 root <text:s text:c="2"/>root <text:s text:c="3"/>10121 Feb <text:s/>9 17:01 locale.gen.pacnew</text:p>
      <text:p text:style-name="Standard">lrwxrwxrwx <text:s text:c="2"/>1 root <text:s text:c="2"/>root <text:s text:c="6"/>32 Nov 26 16:13 localtime -&gt; /usr/share/zoneinfo/Asia/Kolkata</text:p>
      <text:p text:style-name="Standard">-rw-r--r-- <text:s text:c="2"/>1 root <text:s text:c="2"/>root <text:s text:c="4"/>7631 Jun 27 <text:s/>2025 login.defs</text:p>
      <text:p text:style-name="Standard">drwxr-xr-x <text:s text:c="2"/>2 root <text:s text:c="2"/>root <text:s text:c="4"/>4096 Apr <text:s/>1 10:38 logrotate.d</text:p>
      <text:p text:style-name="Standard">-rw-r--r-- <text:s text:c="2"/>1 root <text:s text:c="2"/>root <text:s text:c="6"/>77 Dec 21 <text:s/>2024 lsb-release</text:p>
      <text:p text:style-name="Standard">drwxr-xr-x <text:s text:c="2"/>5 root <text:s text:c="2"/>root <text:s text:c="4"/>4096 Mar 23 23:06 lvm</text:p>
      <text:p text:style-name="Standard">-r--r--r-- <text:s text:c="2"/>1 root <text:s text:c="2"/>root <text:s text:c="6"/>33 Nov 26 16:13 machine-id</text:p>
      <text:p text:style-name="Standard">-rw-r--r-- <text:s text:c="2"/>1 root <text:s text:c="2"/>root <text:s text:c="5"/>272 Jul 13 <text:s/>2024 mailcap</text:p>
      <text:p text:style-name="Standard">-rw-r--r-- <text:s text:c="2"/>1 root <text:s text:c="2"/>root <text:s text:c="4"/>6498 Jan 13 01:57 makepkg.conf</text:p>
      <text:p text:style-name="Standard">drwxr-xr-x <text:s text:c="2"/>2 root <text:s text:c="2"/>root <text:s text:c="4"/>4096 Mar 16 18:32 makepkg.conf.d</text:p>
      <text:p text:style-name="Standard">drwxr-xr-x <text:s text:c="2"/>2 root <text:s text:c="2"/>root <text:s text:c="4"/>4096 Dec 12 18:33 makepkg.d</text:p>
      <text:p text:style-name="Standard"><text:soft-page-break/>-rw-r--r-- <text:s text:c="2"/>1 root <text:s text:c="2"/>root <text:s text:c="4"/>5218 May <text:s/>3 <text:s/>2025 man_db.conf</text:p>
      <text:p text:style-name="Standard">-rw-r--r-- <text:s text:c="2"/>1 root <text:s text:c="2"/>root <text:s text:c="4"/>2788 Mar 16 21:54 mdadm.conf</text:p>
      <text:p text:style-name="Standard">drwxr-xr-x <text:s text:c="2"/>2 root <text:s text:c="2"/>root <text:s text:c="4"/>4096 Apr <text:s/>2 22:04 mercurial</text:p>
      <text:p text:style-name="Standard">-rw-r--r-- <text:s text:c="2"/>1 root <text:s text:c="2"/>root <text:s text:c="3"/>74869 Jul 13 <text:s/>2024 mime.types</text:p>
      <text:p text:style-name="Standard">-rw-r--r-- <text:s text:c="2"/>1 root <text:s text:c="2"/>root <text:s text:c="5"/>813 Mar <text:s/>7 21:35 mke2fs.conf</text:p>
      <text:p text:style-name="Standard">-rw-r--r-- <text:s text:c="2"/>1 root <text:s text:c="2"/>root <text:s text:c="4"/>2587 Feb <text:s/>6 11:40 mkinitcpio.conf</text:p>
      <text:p text:style-name="Standard">drwxr-xr-x <text:s text:c="2"/>2 root <text:s text:c="2"/>root <text:s text:c="4"/>4096 Nov 10 14:53 mkinitcpio.conf.d</text:p>
      <text:p text:style-name="Standard">-rw-r--r-- <text:s text:c="2"/>1 root <text:s text:c="2"/>root <text:s text:c="4"/>3352 Dec 23 02:18 mkinitcpio.conf.pacnew</text:p>
      <text:p text:style-name="Standard">drwxr-xr-x <text:s text:c="2"/>2 root <text:s text:c="2"/>root <text:s text:c="4"/>4096 Apr <text:s/>6 14:21 mkinitcpio.d</text:p>
      <text:p text:style-name="Standard">drwxr-xr-x <text:s text:c="2"/>5 root <text:s text:c="2"/>root <text:s text:c="4"/>4096 Nov 30 18:00 ModemManager</text:p>
      <text:p text:style-name="Standard">drwxr-xr-x <text:s text:c="2"/>2 root <text:s text:c="2"/>root <text:s text:c="4"/>4096 Mar 19 11:58 modprobe.d</text:p>
      <text:p text:style-name="Standard">drwxr-xr-x <text:s text:c="2"/>2 root <text:s text:c="2"/>root <text:s text:c="4"/>4096 Mar 28 10:47 modules-load.d</text:p>
      <text:p text:style-name="Standard">drwxr-xr-x <text:s text:c="2"/>2 root <text:s text:c="2"/>root <text:s text:c="4"/>4096 Apr <text:s/>6 14:11 mosquitto</text:p>
      <text:p text:style-name="Standard">-rw-r--r-- <text:s text:c="2"/>1 root <text:s text:c="2"/>root <text:s text:c="6"/>28 May <text:s/>2 <text:s/>2023 motd</text:p>
      <text:p text:style-name="Standard">drwxr-xr-x <text:s text:c="2"/>3 root <text:s text:c="2"/>root <text:s text:c="4"/>4096 Mar 28 19:08 mpv</text:p>
      <text:p text:style-name="Standard">lrwxrwxrwx <text:s text:c="2"/>1 root <text:s text:c="2"/>root <text:s text:c="6"/>19 Oct 12 21:51 mtab -&gt; ../proc/self/mounts</text:p>
      <text:p text:style-name="Standard">-rw-r--r-- <text:s text:c="2"/>1 root <text:s text:c="2"/>root <text:s text:c="4"/>2614 Jun 15 <text:s/>2025 mtools.conf</text:p>
      <text:p text:style-name="Standard">-rw-r--r-- <text:s text:c="2"/>1 root <text:s text:c="2"/>root <text:s text:c="5"/>193 Feb 17 22:42 my.cnf</text:p>
      <text:p text:style-name="Standard">drwxr-xr-x <text:s text:c="2"/>2 root <text:s text:c="2"/>root <text:s text:c="4"/>4096 Feb 18 10:12 my.cnf.d</text:p>
      <text:p text:style-name="Standard">-rw-r----- <text:s text:c="2"/>1 root <text:s text:c="2"/>named <text:s text:c="3"/>1224 Apr <text:s/>1 21:49 named.conf</text:p>
      <text:p text:style-name="Standard">-rw-r--r-- <text:s text:c="2"/>1 root <text:s text:c="2"/>root <text:s text:c="3"/>12161 Apr <text:s/>8 23:30 nanorc</text:p>
      <text:p text:style-name="Standard">drwxr-xr-x <text:s text:c="2"/>2 root <text:s text:c="2"/>root <text:s text:c="4"/>4096 Apr 10 10:43 nbd-server</text:p>
      <text:p text:style-name="Standard">drwxr-xr-x <text:s text:c="2"/>3 root <text:s text:c="2"/>root <text:s text:c="4"/>4096 Feb 19 23:41 ndctl</text:p>
      <text:p text:style-name="Standard">drwxr-xr-x <text:s text:c="2"/>2 root <text:s text:c="2"/>root <text:s text:c="4"/>4096 Mar 31 22:50 ndctl.conf.d</text:p>
      <text:p text:style-name="Standard">-rw-r--r-- <text:s text:c="2"/>1 root <text:s text:c="2"/>root <text:s text:c="5"/>767 Aug 26 <text:s/>2025 netconfig</text:p>
      <text:p text:style-name="Standard">drwxr-xr-x <text:s text:c="2"/>2 root <text:s text:c="2"/>root <text:s text:c="4"/>4096 Mar 31 22:50 netsniff-ng</text:p>
      <text:p text:style-name="Standard">drwxr-xr-x <text:s text:c="2"/>7 root <text:s text:c="2"/>root <text:s text:c="4"/>4096 Mar <text:s/>6 09:08 NetworkManager</text:p>
      <text:p text:style-name="Standard">-rw-r--r-- <text:s text:c="2"/>1 root <text:s text:c="2"/>root <text:s text:c="4"/>1572 Apr <text:s/>5 14:21 nfs.conf</text:p>
      <text:p text:style-name="Standard">-rw-r--r-- <text:s text:c="2"/>1 root <text:s text:c="2"/>root <text:s text:c="4"/>3598 Apr <text:s/>5 14:21 nfsmount.conf</text:p>
      <text:p text:style-name="Standard">-rw-r--r-- <text:s text:c="2"/>1 root <text:s text:c="2"/>root <text:s text:c="5"/>780 Mar <text:s/>2 01:11 nftables.conf</text:p>
      <text:p text:style-name="Standard">drwxr-xr-x <text:s text:c="2"/>3 root <text:s text:c="2"/>root <text:s text:c="4"/>4096 Apr <text:s/>1 10:38 nginx</text:p>
      <text:p text:style-name="Standard">-rw-r--r-- <text:s text:c="2"/>1 root <text:s text:c="2"/>root <text:s text:c="4"/>3267 Feb 22 20:25 nikto.conf</text:p>
      <text:p text:style-name="Standard">-rw-r--r-- <text:s text:c="2"/>1 root <text:s text:c="2"/>root <text:s text:c="4"/>2484 Feb 13 20:50 nilfs_cleanerd.conf</text:p>
      <text:p text:style-name="Standard">-rw-r--r-- <text:s text:c="2"/>1 root <text:s text:c="2"/>root <text:s text:c="5"/>359 Dec <text:s/>7 21:49 nsswitch.conf</text:p>
      <text:p text:style-name="Standard">drwxr-xr-x <text:s text:c="2"/>2 root <text:s text:c="2"/>root <text:s text:c="4"/>4096 Feb 17 20:20 nvme</text:p>
      <text:p text:style-name="Standard">drwxr-xr-x <text:s text:c="2"/>2 root <text:s text:c="2"/>root <text:s text:c="4"/>4096 May 12 <text:s/>2022 ODBCDataSources</text:p>
      <text:p text:style-name="Standard">-rw-r--r-- <text:s text:c="2"/>1 root <text:s text:c="2"/>root <text:s text:c="7"/>0 Oct <text:s/>7 <text:s/>2025 odbc.ini</text:p>
      <text:p text:style-name="Standard">-rw-r--r-- <text:s text:c="2"/>1 root <text:s text:c="2"/>root <text:s text:c="7"/>0 Oct <text:s/>7 <text:s/>2025 odbcinst.ini</text:p>
      <text:p text:style-name="Standard">drwxr-xr-x <text:s text:c="2"/>3 root <text:s text:c="2"/>root <text:s text:c="4"/>4096 Mar 11 17:21 openldap</text:p>
      <text:p text:style-name="Standard">drwxr-xr-x <text:s text:c="2"/>2 root <text:s text:c="2"/>root <text:s text:c="4"/>4096 Mar 10 17:47 openmpi</text:p>
      <text:p text:style-name="Standard">drwxr-xr-x <text:s text:c="2"/>2 root <text:s text:c="2"/>root <text:s text:c="4"/>4096 Feb <text:s/>3 14:14 openpmix</text:p>
      <text:p text:style-name="Standard">-rw-r--r-- <text:s text:c="2"/>1 root <text:s text:c="2"/>root <text:s text:c="5"/>665 Jan 16 <text:s/>2021 openswap.conf</text:p>
      <text:p text:style-name="Standard">drwxr-xr-x <text:s text:c="2"/>4 root <text:s text:c="2"/>root <text:s text:c="4"/>4096 May <text:s/>2 <text:s/>2023 openvpn</text:p>
      <text:p text:style-name="Standard">drwxr-xr-x <text:s text:c="2"/>2 root <text:s text:c="2"/>root <text:s text:c="4"/>4096 Apr <text:s/>8 19:07 opera</text:p>
      <text:p text:style-name="Standard">-rw-r--r-- <text:s text:c="2"/>1 root <text:s text:c="2"/>root <text:s text:c="5"/>263 May <text:s/>2 <text:s/>2023 os-release</text:p>
      <text:p text:style-name="Standard">drwxr-xr-x <text:s text:c="2"/>3 root <text:s text:c="2"/>root <text:s text:c="4"/>4096 May <text:s/>2 <text:s/>2023 ostree</text:p>
      <text:p text:style-name="Standard">-rw-r--r-- <text:s text:c="2"/>1 root <text:s text:c="2"/>root <text:s text:c="6"/>79 Feb 28 19:59 ostree-mkinitcpio.conf</text:p>
      <text:p text:style-name="Standard">-rw-r--r-- <text:s text:c="2"/>1 root <text:s text:c="2"/>root <text:s text:c="4"/>2942 Mar 28 17:50 pacman.conf</text:p>
      <text:p text:style-name="Standard">-rw-r--r-- <text:s text:c="2"/>1 root <text:s text:c="2"/>root <text:s text:c="4"/>2928 Jan 13 01:57 pacman.conf.pacnew</text:p>
      <text:p text:style-name="Standard">drwxr-xr-x <text:s text:c="2"/>5 root <text:s text:c="2"/>root <text:s text:c="4"/>4096 Apr <text:s/>8 18:30 pacman.d</text:p>
      <text:p text:style-name="Standard">drwxr-xr-x <text:s text:c="2"/>2 root <text:s text:c="2"/>root <text:s text:c="4"/>4096 Apr <text:s/>6 14:11 pam.d</text:p>
      <text:p text:style-name="Standard">drwxr-xr-x <text:s text:c="2"/>2 root <text:s text:c="2"/>root <text:s text:c="4"/>4096 Nov 30 17:54 partimaged</text:p>
      <text:p text:style-name="Standard"><text:soft-page-break/>-rw-r--r-- <text:s text:c="2"/>1 root <text:s text:c="2"/>root <text:s text:c="6"/>51 May <text:s/>3 <text:s/>2025 passim.conf</text:p>
      <text:p text:style-name="Standard">-rw-r--r-- <text:s text:c="2"/>1 root <text:s text:c="2"/>root <text:s text:c="4"/>3434 Apr <text:s/>9 10:06 passwd</text:p>
      <text:p text:style-name="Standard">-rw-r--r-- <text:s text:c="2"/>1 root <text:s text:c="2"/>root <text:s text:c="4"/>3368 Apr <text:s/>9 10:04 passwd-</text:p>
      <text:p text:style-name="Standard">-rw-r--r-- <text:s text:c="2"/>1 root <text:s text:c="2"/>root <text:s text:c="4"/>3309 Mar 28 18:26 passwd.OLD</text:p>
      <text:p text:style-name="Standard">-rw-r--r-- <text:s text:c="2"/>1 root <text:s text:c="2"/>root <text:s text:c="6"/>32 Oct 12 21:51 passwd.pacnew</text:p>
      <text:p text:style-name="Standard">drwxr-xr-x <text:s text:c="2"/>3 root <text:s text:c="2"/>root <text:s text:c="4"/>4096 Apr <text:s/>9 23:09 php</text:p>
      <text:p text:style-name="Standard">drwxr-xr-x <text:s text:c="2"/>7 root <text:s text:c="2"/>root <text:s text:c="4"/>4096 Nov 30 19:46 pipewire</text:p>
      <text:p text:style-name="Standard">drwxr-xr-x <text:s text:c="2"/>2 root <text:s text:c="2"/>root <text:s text:c="4"/>4096 Feb <text:s/>9 20:15 pkcs11</text:p>
      <text:p text:style-name="Standard">drwxr-xr-x <text:s text:c="2"/>4 root <text:s text:c="2"/>root <text:s text:c="4"/>4096 May <text:s/>2 <text:s/>2023 pki</text:p>
      <text:p text:style-name="Standard">drwxr-xr-x <text:s text:c="2"/>3 root <text:s text:c="2"/>root <text:s text:c="4"/>4096 May <text:s/>2 <text:s/>2023 polkit-1</text:p>
      <text:p text:style-name="Standard">drwxr-xr-x <text:s text:c="2"/>2 root <text:s text:c="2"/>root <text:s text:c="4"/>4096 Nov 30 21:12 polybar</text:p>
      <text:p text:style-name="Standard">drwxr-xr-x <text:s text:c="2"/>7 root <text:s text:c="2"/>root <text:s text:c="4"/>4096 Mar <text:s/>1 23:59 ppp</text:p>
      <text:p text:style-name="Standard">-rw-r--r-- <text:s text:c="2"/>1 root <text:s text:c="2"/>root <text:s text:c="4"/>1234 Oct 12 21:51 profile</text:p>
      <text:p text:style-name="Standard">drwxr-xr-x <text:s text:c="2"/>2 root <text:s text:c="2"/>root <text:s text:c="4"/>4096 Apr 13 09:18 profile.d</text:p>
      <text:p text:style-name="Standard">-rw-r--r-- <text:s text:c="2"/>1 root <text:s text:c="2"/>root <text:s text:c="4"/>3245 Apr 10 19:34 protocols</text:p>
      <text:p text:style-name="Standard">-rw-r--r-- <text:s text:c="2"/>1 root <text:s text:c="2"/>root <text:s text:c="4"/>5847 Apr <text:s/>9 19:34 proxychains.conf</text:p>
      <text:p text:style-name="Standard">drwxr-xr-x <text:s text:c="2"/>2 root <text:s text:c="2"/>root <text:s text:c="4"/>4096 Feb <text:s/>3 14:14 prrte</text:p>
      <text:p text:style-name="Standard">drwxr-xr-x <text:s text:c="2"/>2 root <text:s text:c="2"/>root <text:s text:c="4"/>4096 Dec 23 23:16 pulse</text:p>
      <text:p text:style-name="Standard">-rw------- <text:s text:c="2"/>1 root <text:s text:c="2"/>root <text:s text:c="7"/>0 May <text:s/>2 <text:s/>2023 .pwd.lock</text:p>
      <text:p text:style-name="Standard">drwxr-xr-x <text:s text:c="2"/>2 root <text:s text:c="2"/>root <text:s text:c="4"/>4096 Apr 10 10:43 qemu</text:p>
      <text:p text:style-name="Standard">drwxr-xr-x <text:s text:c="2"/>2 root <text:s text:c="2"/>root <text:s text:c="4"/>4096 May <text:s/>2 <text:s/>2023 rc.d</text:p>
      <text:p text:style-name="Standard">drwxr-xr-x <text:s text:c="2"/>3 root <text:s text:c="2"/>root <text:s text:c="4"/>4096 Nov 30 17:56 rc_keymaps</text:p>
      <text:p text:style-name="Standard">-rw-r--r-- <text:s text:c="2"/>1 root <text:s text:c="2"/>root <text:s text:c="4"/>7876 Mar <text:s/>1 18:45 rc_maps.cfg</text:p>
      <text:p text:style-name="Standard">drwxr-xr-x <text:s text:c="2"/>3 root <text:s text:c="2"/>root <text:s text:c="4"/>4096 Mar <text:s/>3 18:47 rdma</text:p>
      <text:p text:style-name="Standard">drwxr-xr-x <text:s text:c="2"/>2 root <text:s text:c="2"/>root <text:s text:c="4"/>4096 Nov 30 18:00 rdnssd</text:p>
      <text:p text:style-name="Standard">drwxr-xr-x <text:s text:c="2"/>2 root <text:s text:c="2"/>root <text:s text:c="4"/>4096 Mar 16 <text:s/>2020 reaver</text:p>
      <text:p text:style-name="Standard">-rw-r--r-- <text:s text:c="2"/>1 root <text:s text:c="2"/>root <text:s text:c="4"/>1814 Jul 23 <text:s/>2024 request-key.conf</text:p>
      <text:p text:style-name="Standard">drwxr-xr-x <text:s text:c="2"/>2 root <text:s text:c="2"/>root <text:s text:c="4"/>4096 Apr <text:s/>8 18:30 request-key.d</text:p>
      <text:p text:style-name="Standard">-rw-r--r-- <text:s text:c="2"/>1 root <text:s text:c="2"/>root <text:s text:c="6"/>88 Apr 13 10:08 resolv.conf</text:p>
      <text:p text:style-name="Standard">-rw-r--r-- <text:s text:c="2"/>1 root <text:s text:c="2"/>root <text:s text:c="5"/>523 Oct 20 03:09 rhashrc</text:p>
      <text:p text:style-name="Standard">-rw-r--r-- <text:s text:c="2"/>1 root <text:s text:c="2"/>root <text:s text:c="4"/>1634 Feb <text:s/>9 17:01 rpc</text:p>
      <text:p text:style-name="Standard">-rw-r--r-- <text:s text:c="2"/>1 root <text:s text:c="2"/>root <text:s text:c="5"/>172 Feb <text:s/>2 <text:s/>2025 rsyncd.conf</text:p>
      <text:p text:style-name="Standard">drwxr-xr-x <text:s text:c="2"/>3 root <text:s text:c="2"/>root <text:s text:c="4"/>4096 Jan 24 09:40 samba</text:p>
      <text:p text:style-name="Standard">drwxr-xr-x <text:s text:c="2"/>2 root <text:s text:c="2"/>root <text:s text:c="4"/>4096 Apr 10 10:43 sasl2</text:p>
      <text:p text:style-name="Standard">drwxr-xr-x <text:s text:c="2"/>2 root <text:s text:c="2"/>root <text:s text:c="4"/>4096 May <text:s/>2 <text:s/>2023 scalpel</text:p>
      <text:p text:style-name="Standard">-rw-r--r-- <text:s text:c="2"/>1 root <text:s text:c="2"/>root <text:s text:c="4"/>3310 May 29 <text:s/>2025 screenrc</text:p>
      <text:p text:style-name="Standard">-rw-r--r-- <text:s text:c="2"/>1 root <text:s text:c="2"/>root <text:s text:c="5"/>694 Mar 23 03:14 searchsploit_rc</text:p>
      <text:p text:style-name="Standard">-rw-r--r-- <text:s text:c="2"/>1 root <text:s text:c="2"/>root <text:s text:c="5"/>139 Oct 12 21:51 securetty</text:p>
      <text:p text:style-name="Standard">drwxr-xr-x <text:s text:c="2"/>3 root <text:s text:c="2"/>root <text:s text:c="4"/>4096 Feb 18 10:12 security</text:p>
      <text:p text:style-name="Standard">-rw-r--r-- <text:s text:c="2"/>1 root <text:s text:c="2"/>root <text:s text:c="3"/>10749 May 14 <text:s/>2025 sensors3.conf</text:p>
      <text:p text:style-name="Standard">drwxr-xr-x <text:s text:c="2"/>2 root <text:s text:c="2"/>root <text:s text:c="4"/>4096 Nov 17 <text:s/>2022 sensors.d</text:p>
      <text:p text:style-name="Standard">-rw-r--r-- <text:s text:c="2"/>1 root <text:s text:c="2"/>root <text:s text:c="2"/>299851 Apr 10 19:34 services</text:p>
      <text:p text:style-name="Standard">-rw------- <text:s text:c="2"/>1 root <text:s text:c="2"/>root <text:s text:c="4"/>1824 Apr <text:s/>9 10:06 shadow</text:p>
      <text:p text:style-name="Standard">-rw------- <text:s text:c="2"/>1 root <text:s text:c="2"/>root <text:s text:c="4"/>1801 Apr <text:s/>9 10:04 shadow-</text:p>
      <text:p text:style-name="Standard">-rw------- <text:s text:c="2"/>1 root <text:s text:c="2"/>root <text:s text:c="7"/>6 Mar 13 21:10 shadow.48143</text:p>
      <text:p text:style-name="Standard">-rw-r--r-- <text:s text:c="2"/>1 root <text:s text:c="2"/>root <text:s text:c="5"/>247 Mar 28 18:21 shells</text:p>
      <text:p text:style-name="Standard">-rw-r--r-- <text:s text:c="2"/>1 root <text:s text:c="2"/>root <text:s text:c="5"/>135 Oct 12 21:51 shells.pacnew</text:p>
      <text:p text:style-name="Standard">drwxr-xr-x <text:s text:c="2"/>4 root <text:s text:c="2"/>root <text:s text:c="4"/>4096 Dec 23 23:15 skel</text:p>
      <text:p text:style-name="Standard">-rw-r--r-- <text:s text:c="2"/>1 root <text:s text:c="2"/>root <text:s text:c="4"/>2030 Jul 26 <text:s/>2025 slsh.rc</text:p>
      <text:p text:style-name="Standard">-rw-r--r-- <text:s text:c="2"/>1 root <text:s text:c="2"/>root <text:s text:c="4"/>6057 May <text:s/>2 <text:s/>2025 smartd.conf</text:p>
      <text:p text:style-name="Standard">drwxr-xr-x <text:s text:c="2"/>5 root <text:s text:c="2"/>root <text:s text:c="4"/>4096 Mar 28 16:45 snapper</text:p>
      <text:p text:style-name="Standard">-rw-r--r-- <text:s text:c="2"/>1 root <text:s text:c="2"/>root <text:s text:c="3"/>22881 Apr <text:s/>2 22:36 sqlmap.conf</text:p>
      <text:p text:style-name="Standard"><text:soft-page-break/>-rw-r--r-- <text:s text:c="2"/>1 root <text:s text:c="2"/>root <text:s text:c="5"/>570 Feb 25 12:52 srp_daemon.conf</text:p>
      <text:p text:style-name="Standard">drwxr-xr-x <text:s text:c="2"/>4 root <text:s text:c="2"/>root <text:s text:c="4"/>4096 Apr <text:s/>6 14:11 ssh</text:p>
      <text:p text:style-name="Standard">drwxr-xr-x <text:s text:c="2"/>5 root <text:s text:c="2"/>root <text:s text:c="4"/>4096 Apr <text:s/>7 22:45 ssl</text:p>
      <text:p text:style-name="Standard">drwxr-xr-x <text:s text:c="2"/>2 root <text:s text:c="2"/>root <text:s text:c="4"/>4096 Nov 30 18:04 sslsplit</text:p>
      <text:p text:style-name="Standard">drwxr-xr-x <text:s text:c="2"/>2 root <text:s text:c="2"/>root <text:s text:c="4"/>4096 Apr 13 09:20 stunnel</text:p>
      <text:p text:style-name="Standard">-rw-r--r-- <text:s text:c="2"/>1 root <text:s text:c="2"/>root <text:s text:c="6"/>97 Apr <text:s/>1 14:56 subgid</text:p>
      <text:p text:style-name="Standard">-rw-r--r-- <text:s text:c="2"/>1 root <text:s text:c="2"/>root <text:s text:c="6"/>80 Apr <text:s/>1 14:56 subgid-</text:p>
      <text:p text:style-name="Standard">-rw-r--r-- <text:s text:c="2"/>1 root <text:s text:c="2"/>root <text:s text:c="6"/>97 Apr <text:s/>1 14:56 subuid</text:p>
      <text:p text:style-name="Standard">-rw-r--r-- <text:s text:c="2"/>1 root <text:s text:c="2"/>root <text:s text:c="6"/>80 Apr <text:s/>1 14:56 subuid-</text:p>
      <text:p text:style-name="Standard">-rw-r--r-- <text:s text:c="2"/>1 root <text:s text:c="2"/>root <text:s text:c="4"/>4344 Dec 14 19:43 sudo.conf</text:p>
      <text:p text:style-name="Standard">-r--r----- <text:s text:c="2"/>1 root <text:s text:c="2"/>root <text:s text:c="4"/>5154 Apr <text:s/>1 15:03 sudoers</text:p>
      <text:p text:style-name="Standard">drwxr-xr-x <text:s text:c="2"/>2 root <text:s text:c="2"/>root <text:s text:c="4"/>4096 Nov 26 16:14 sudoers.d</text:p>
      <text:p text:style-name="Standard">-rw-r--r-- <text:s text:c="2"/>1 root <text:s text:c="2"/>root <text:s text:c="4"/>9800 Dec 14 19:43 sudo_logsrvd.conf</text:p>
      <text:p text:style-name="Standard">drwxr-xr-x <text:s text:c="2"/>2 root <text:s text:c="2"/>root <text:s text:c="4"/>4096 Nov 30 17:54 sysconfig</text:p>
      <text:p text:style-name="Standard">drwxr-xr-x <text:s text:c="2"/>2 root <text:s text:c="2"/>root <text:s text:c="4"/>4096 May <text:s/>2 <text:s/>2023 sysctl.d</text:p>
      <text:p text:style-name="Standard">drwxr-xr-x <text:s text:c="2"/>6 root <text:s text:c="2"/>root <text:s text:c="4"/>4096 Mar 27 17:22 systemd</text:p>
      <text:p text:style-name="Standard">drwxr-xr-x <text:s text:c="2"/>2 root <text:s text:c="2"/>root <text:s text:c="4"/>4096 Mar 28 17:14 timeshift</text:p>
      <text:p text:style-name="Standard">-rw-r--r-- <text:s text:c="2"/>1 root <text:s text:c="2"/>root <text:s text:c="6"/>13 Nov 26 16:13 timezone</text:p>
      <text:p text:style-name="Standard">drwxr-xr-x <text:s text:c="2"/>2 root <text:s text:c="2"/>root <text:s text:c="4"/>4096 Apr 10 <text:s/>2023 tmpfiles.d</text:p>
      <text:p text:style-name="Standard">drwxrwxr-x <text:s text:c="2"/>3 root <text:s text:c="2"/>root <text:s text:c="4"/>4096 Apr <text:s/>9 10:06 tomcat9</text:p>
      <text:p text:style-name="Standard">drwxr-xr-x <text:s text:c="2"/>2 root <text:s text:c="2"/>root <text:s text:c="4"/>4096 Mar 27 17:24 tor</text:p>
      <text:p text:style-name="Standard">drwxr-xr-x <text:s text:c="2"/>3 root <text:s text:c="2"/>root <text:s text:c="4"/>4096 Nov 30 17:52 tpm2-tss</text:p>
      <text:p text:style-name="Standard">-rw-r--r-- <text:s text:c="2"/>1 root <text:s text:c="2"/>root <text:s text:c="5"/>738 May 24 <text:s/>2025 trusted-key.key</text:p>
      <text:p text:style-name="Standard">-rw-r--r-- <text:s text:c="2"/>1 root <text:s text:c="2"/>root <text:s text:c="4"/>1007 Nov <text:s/>6 03:12 ts.conf</text:p>
      <text:p text:style-name="Standard">drwxr-xr-x <text:s text:c="2"/>2 root <text:s text:c="2"/>root <text:s text:c="4"/>4096 Feb 17 20:20 ucx</text:p>
      <text:p text:style-name="Standard">drwxr-xr-x <text:s text:c="2"/>4 root <text:s text:c="2"/>root <text:s text:c="4"/>4096 Mar 27 17:22 udev</text:p>
      <text:p text:style-name="Standard">drwxr-xr-x <text:s text:c="2"/>2 root <text:s text:c="2"/>root <text:s text:c="4"/>4096 Mar <text:s/>3 18:47 udisks2</text:p>
      <text:p text:style-name="Standard">drwxr-xr-x <text:s text:c="2"/>3 root <text:s text:c="2"/>root <text:s text:c="4"/>4096 Jan 21 16:26 ufw</text:p>
      <text:p text:style-name="Standard">-rw-r--r-- <text:s text:c="2"/>1 root <text:s text:c="2"/>root <text:s text:c="5"/>142 Dec 13 <text:s/>2023 uniconf.conf</text:p>
      <text:p text:style-name="Standard">-rw-r--r-- <text:s text:c="2"/>1 root <text:s text:c="2"/>root <text:s text:c="5"/>255 Apr 10 10:43 .updated</text:p>
      <text:p text:style-name="Standard">-rw-r--r-- <text:s text:c="2"/>1 root <text:s text:c="2"/>root <text:s text:c="5"/>568 Jan 14 23:25 updatedb.conf</text:p>
      <text:p text:style-name="Standard">drwxr-xr-x <text:s text:c="2"/>3 root <text:s text:c="2"/>root <text:s text:c="4"/>4096 Apr <text:s/>6 14:12 UPower</text:p>
      <text:p text:style-name="Standard">-rw-r--r-- <text:s text:c="2"/>1 root <text:s text:c="2"/>root <text:s text:c="4"/>1522 Dec <text:s/>9 00:09 usb_modeswitch.conf</text:p>
      <text:p text:style-name="Standard">drwxr-xr-x <text:s text:c="2"/>2 root <text:s text:c="2"/>root <text:s text:c="4"/>4096 Mar <text:s/>8 <text:s/>2022 usb_modeswitch.d</text:p>
      <text:p text:style-name="Standard">-rw-r--r-- <text:s text:c="2"/>1 root <text:s text:c="2"/>root <text:s text:c="3"/>78853 Dec <text:s/>9 00:09 usb_modeswitch.setup</text:p>
      <text:p text:style-name="Standard">drwxr-xr-x <text:s text:c="2"/>2 root <text:s text:c="2"/>root <text:s text:c="4"/>4096 Mar 18 02:13 user-tmpfiles.d</text:p>
      <text:p text:style-name="Standard">-rw-r--r-- <text:s text:c="2"/>1 root <text:s text:c="2"/>root <text:s text:c="6"/>41 Nov 26 16:14 vconsole.conf</text:p>
      <text:p text:style-name="Standard">drwxr-xr-x <text:s text:c="2"/>3 root <text:s text:c="2"/>root <text:s text:c="4"/>4096 Feb 19 23:41 vde2</text:p>
      <text:p text:style-name="Standard">-rw-r--r-- <text:s text:c="2"/>1 root <text:s text:c="2"/>root <text:s text:c="6"/>51 Feb <text:s/>8 20:42 vdpau_wrapper.cfg</text:p>
      <text:p text:style-name="Standard">-rw-r--r-- <text:s text:c="2"/>1 root <text:s text:c="2"/>root <text:s text:c="5"/>912 Apr <text:s/>8 00:30 vimrc</text:p>
      <text:p text:style-name="Standard">drwxr-xr-x <text:s text:c="2"/>4 root <text:s text:c="2"/>root <text:s text:c="4"/>4096 Apr <text:s/>6 14:11 vmware-tools</text:p>
      <text:p text:style-name="Standard">drwxr-xr-x <text:s text:c="2"/>2 root <text:s text:c="2"/>root <text:s text:c="4"/>4096 Mar 30 21:38 vpnc</text:p>
      <text:p text:style-name="Standard">-rw-r--r-- <text:s text:c="2"/>1 root <text:s text:c="2"/>root <text:s text:c="4"/>5026 Nov <text:s/>7 22:43 wgetrc</text:p>
      <text:p text:style-name="Standard">-rw-r--r-- <text:s text:c="2"/>1 root <text:s text:c="2"/>root <text:s text:c="5"/>380 Feb 18 00:48 whois.conf</text:p>
      <text:p text:style-name="Standard">drwx------ <text:s text:c="2"/>2 root <text:s text:c="2"/>root <text:s text:c="4"/>4096 Feb 16 23:32 wireguard</text:p>
      <text:p text:style-name="Standard">drwxr-xr-x <text:s text:c="2"/>2 root <text:s text:c="2"/>root <text:s text:c="4"/>4096 Dec 17 <text:s/>2022 wpa_supplicant</text:p>
      <text:p text:style-name="Standard">drwxr-xr-x <text:s text:c="2"/>5 root <text:s text:c="2"/>root <text:s text:c="4"/>4096 Feb 18 00:25 X11</text:p>
      <text:p text:style-name="Standard">-rw-r--r-- <text:s text:c="2"/>1 root <text:s text:c="2"/>root <text:s text:c="5"/>622 Jan 14 <text:s/>2024 xattr.conf</text:p>
      <text:p text:style-name="Standard">drwxr-xr-x <text:s/>14 root <text:s text:c="2"/>root <text:s text:c="4"/>4096 Apr 13 09:20 xdg</text:p>
      <text:p text:style-name="Standard">drwxr-xr-x <text:s text:c="2"/>2 root <text:s text:c="2"/>root <text:s text:c="4"/>4096 Mar <text:s/>1 23:59 xl2tpd</text:p>
      <text:p text:style-name="Standard">drwxr-xr-x <text:s text:c="2"/>2 root <text:s text:c="2"/>root <text:s text:c="4"/>4096 Feb 10 20:17 xml</text:p>
      <text:p text:style-name="Standard">-rw-r--r-- <text:s text:c="2"/>1 root <text:s text:c="2"/>root <text:s text:c="5"/>230 May <text:s/>2 <text:s/>2023 xprofile</text:p>
      <text:p text:style-name="Standard"><text:soft-page-break/>drwxr-xr-x <text:s text:c="2"/>2 root <text:s text:c="2"/>root <text:s text:c="4"/>4096 Dec 23 23:20 zmap</text:p>
      <text:p text:style-name="Standard">drwxr-xr-x <text:s text:c="2"/>2 root <text:s text:c="2"/>root <text:s text:c="4"/>4096 Nov 30 17:55 zsh</text:p>
      <text:p text:style-name="Standard">┌─[pradeeshkumar@Blackarch /etc]</text:p>
      <text:p text:style-name="Standard">└─$ cd ~</text:p>
      <text:p text:style-name="Standard">┌─[pradeeshkumar@Blackarch ~]</text:p>
      <text:p text:style-name="Standard">└─$ mkdir testDir</text:p>
      <text:p text:style-name="Standard">┌─[pradeeshkumar@Blackarch ~]</text:p>
      <text:p text:style-name="Standard">└─$ rmdir testDir/</text:p>
      <text:p text:style-name="Standard">┌─[pradeeshkumar@Blackarch ~]</text:p>
      <text:p text:style-name="Standard">└─$ mkdir -p ~/project/data/logs</text:p>
      <text:p text:style-name="Standard">┌─[pradeeshkumar@Blackarch ~]</text:p>
      <text:p text:style-name="Standard">└─$ nano ~/project/data/logs/file.txt</text:p>
      <text:p text:style-name="Standard">┌─[pradeeshkumar@Blackarch ~]</text:p>
      <text:p text:style-name="Standard">└─$ cp ~/project/data/logs/file.txt ~/project/data/logs/backup.txt</text:p>
      <text:p text:style-name="Standard">┌─[pradeeshkumar@Blackarch ~]</text:p>
      <text:p text:style-name="Standard">└─$ mv ~/project/data/logs/backup.txt ~/project/data/logs/final.txt</text:p>
      <text:p text:style-name="Standard">┌─[pradeeshkumar@Blackarch ~]</text:p>
      <text:p text:style-name="Standard">└─$ </text:p>
      <text:p text:style-name="Standard">┌─[pradeeshkumar@Blackarch ~]</text:p>
      <text:p text:style-name="Standard">└─$ date</text:p>
      <text:p text:style-name="Standard">Monday 13 April 2026 10:48:06 AM IST</text:p>
      <text:p text:style-name="Standard">┌─[pradeeshkumar@Blackarch ~]</text:p>
      <text:p text:style-name="Standard">└─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0:48:33.390050639</meta:creation-date>
    <dc:date>2026-04-13T10:49:12.353403465</dc:date>
    <meta:editing-duration>PT43S</meta:editing-duration>
    <meta:editing-cycles>1</meta:editing-cycles>
    <meta:document-statistic meta:table-count="0" meta:image-count="0" meta:object-count="0" meta:page-count="7" meta:paragraph-count="333" meta:word-count="2872" meta:character-count="18147" meta:non-whitespace-character-count="13110"/>
    <meta:generator>LibreOffice/26.2.2.2$Linux_X86_64 LibreOffice_project/620$Build-2</meta:generator>
  </office:meta>
</office:document-meta>
</file>